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text-align="center" style:justify-single-word="false"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text-indent="0in" style:auto-text-indent="false"/>
      <style:text-properties style:font-name="Georgia" fo:font-size="10.5pt" style:text-underline-style="none" style:font-size-asian="10.5pt" style:font-size-complex="10.5pt"/>
    </style:style>
    <style:style style:name="P4" style:family="paragraph" style:parent-style-name="Title" style:master-page-name="Standard">
      <style:paragraph-properties fo:margin-left="0in" fo:margin-right="0in" fo:text-indent="0in" style:auto-text-indent="false" style:page-number="auto"/>
      <style:text-properties style:font-name="Georgia" fo:font-size="15pt" fo:font-weight="normal" style:font-size-asian="15pt" style:font-weight-asian="normal" style:font-size-complex="15pt" style:font-weight-complex="normal"/>
    </style:style>
    <style:style style:name="P5" style:family="paragraph" style:parent-style-name="Heading_20_1">
      <style:paragraph-properties fo:margin-left="0in" fo:margin-right="0in" fo:text-indent="0in" style:auto-text-indent="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omfortable Slave</text:p>
      <text:p text:style-name="P2"/>
      <text:p text:style-name="P1"><text:span text:style-name="T1">Read:</text:span> Exodus 5:6-21</text:p>
      <text:p text:style-name="P1"><text:s/></text:p>
      <text:p text:style-name="P1"><text:span text:style-name="T1">Text:</text:span> Exodus 6:1 “Then the LORD said unto Moses, Now shalt thou see what I will do to Pharaoh…”</text:p>
      <text:p text:style-name="P1"/>
      <text:p text:style-name="P1"><text:span text:style-name="T1">Introduction:</text:span> Gods people had become slaves in Egypt. They had prayed for deliverance. God sent Moses and Aaron to lead them out of bondage. Their deliverance has come and they don’t like very much about it. </text:p>
      <text:p text:style-name="P1"><text:s text:c="2"/>As soon as Moses and Aaron came to deliver them their life had become very unpleasant. You see, even though they didn’t want to be slaves, they had become sort of comfortable in their slavery. Their life was one of work but it wasn’t that bad after all.</text:p>
      <text:p text:style-name="P1"><text:s text:c="2"/>There is an unspoken question that we must answer and here it is: “Do you want to be free from slavery or do you want to be a more comfortable slave?” It is similar to the question that I am going to ask you today: “Do you want to be less miserable in your sin or do you want to be set free?”</text:p>
      <text:p text:style-name="P1"/>
      <text:p text:style-name="P1"><text:span text:style-name="T1">I. The Problem as Seen by the Slaves!</text:span> In verse 16 we read the problem as the slaves understood it: “There is no straw given unto thy servants.” The poor Israelite slaves had a perspective that all their problems would go away if they had more straw. They are not unlike us. The alcoholic believes that all he needs to be happy is a better supply of alcohol. The greedy man believes that he would be eternally happy if he had more money. The lustful person believes that a different partner would be all they need to be happy. The gambler lives for just one more win at the tables. </text:p>
      <text:p text:style-name="P1"><text:s text:c="2"/>Just suppose that the Egyptians had provided a barn full of straw for every Israelite slave. Would that have been enough to satisfy them? Of course not. It may have made life more bearable for a little bit but they would still wake up every morning as slaves.</text:p>
      <text:p text:style-name="P1"/>
      <text:h text:style-name="P5" text:outline-level="1"><text:span text:style-name="T1">II. God’s Solution:</text:span><text:span text:style-name="T2"> You get no straw! It really makes it hard to be a brick making slave with no straw to make bricks. You work twice as hard but nobody seems to appreciate the fact that you are working harder. It is a great indication that <text:s/>God is not desirous that you becoming the slave of the month. </text:span></text:h>
      <text:p text:style-name="P1"><text:s text:c="2"/>No straw; means that production goes down and the beatings go up. The slave masters are getting angry and we wouldn’t want that to happen; would we? Even though they have enslaved us we thought that they were our friends, sort of, anyway.</text:p>
      <text:p text:style-name="P1"><text:s text:c="2"/>From God's point of view; no straw; means that slavery is becoming a negative situation. </text:p>
      <text:p text:style-name="P1"><text:s text:c="2"/>No straw also means that the Israelite slaves were scattered and there-fore isolated from each other. They have now added loneliness to their suffering. Instead of pulling together (or working together) they have allowed their need to draw them apart.</text:p>
      <text:p text:style-name="P1"><text:s text:c="2"/>They are abused by their slave masters and (in response) they turn on each other. Moses and Aaron, who God has sent, to deliver them, are blamed for their misery. Oh <text:span text:style-name="T3">it would all be corrected if only they had enough straw.</text:span></text:p>
      <text:p text:style-name="P3"><text:s text:c="2"/>One way for God to allow us to see our need for freedom is to allow us to experience the miserableness of sin's bondage. It may take a DUI for the alcoholic to see his problem. It may take a jail sentence for <text:s/>a drug user to recognize the bondage he is in. You and I may be praying for our daughter to be saved while we are praying that she wont be caught in her sin. Are we tying God's hands with the way that we pray? It may take an un-expected pregnancy or a midnight arrest for God to get your child to recognize the bondage that they are in. If it will result in the salvation of their soul then it is surely worth it. (Abraham Lincoln and death of Tad)</text:p>
      <text:p text:style-name="P3"/>
      <text:p text:style-name="P1"><text:span text:style-name="T1">Conclude:</text:span> Gods primary interest is not our comfort. He came to set us free not provide an easier bondage. Moses and Aaron had a tough time convincing Pharaoh to let the Israelite slaves go but their first and perhaps toughest task was convincing their people that freedom was better than slavery.</text:p>
      <text:p text:style-name="P1"><text:s text:c="2"/>When I worked in prison I was able to meet some inmates for whom prison was a wake up call and they were determined to cease the behavior that got them there. For others it was a school to hone their criminal skills so that they wouldn't get caught the next time.</text:p>
      <text:p text:style-name="P1"><text:s text:c="2"/>I believe that God’s way of getting us to see our need may just be to allow or import some discomfort into our slavery. </text:p>
      <text:p text:style-name="P1"><text:s text:c="2"/>In John 5:6 Jesus asked the impotent man: "Wilt thou be made whole?" It seems like a foolish question but perhaps Jesus recognized that there may be comfort in our disabilities. It is your choice “Do you want to be less miserable your sin or do you want to be set free?” a question we may need to answer today is do we want them to be successful in this life or do we want them to become a believer in Christ no matter what the route that God may take to bring them there?</text:p>
      <text:p text:style-name="P1"><text:s text:c="3"/>Acknowledge that this may be an uncomfortable message for those who are comfortable with what is going on.</text:p>
      <text:p text:style-name="P1"><text:s text:c="2"/>Please stand for pr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3-08T21:37:00</meta:creation-date>
    <dc:creator>j </dc:creator>
    <dc:date>2020-04-15T09:40:30.12</dc:date>
    <meta:editing-cycles>5</meta:editing-cycles>
    <meta:editing-duration>PT14H41M57S</meta:editing-duration>
    <meta:generator>OpenOffice/4.1.3$Win32 OpenOffice.org_project/413m1$Build-9783</meta:generator>
    <meta:document-statistic meta:table-count="0" meta:image-count="0" meta:object-count="0" meta:page-count="1" meta:paragraph-count="21" meta:word-count="907" meta:character-count="4799"/>
  </office:meta>
</office:document-meta>
</file>